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  <style:paragraph-properties style:writing-mode="lr-tb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938cm" fo:min-width="0cm"/>
    </style:style>
    <style:style style:name="gr3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4.028cm" svg:height="13.515cm" svg:x="0.472cm" svg:y="0.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5cm" svg:height="2.5cm" svg:x="18.75cm" svg:y="7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2.5cm" svg:height="1.75cm" svg:x="19.1cm" svg:y="7.5cm">
          <draw:text-box>
            <text:p>σ→大</text:p>
          </draw:text-box>
        </draw:frame>
        <draw:frame draw:style-name="gr3" draw:text-style-name="P3" draw:layer="layout" svg:width="2.5cm" svg:height="1.75cm" svg:x="1.2cm" svg:y="7.5cm">
          <draw:text-box>
            <text:p>σ→小</text:p>
          </draw:text-box>
        </draw:frame>
        <draw:custom-shape draw:style-name="gr2" draw:text-style-name="P2" draw:layer="layout" svg:width="0.5cm" svg:height="2.5cm" svg:x="3.251cm" svg:y="7.001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4T18:40:33.508930823</meta:creation-date>
    <dc:date>2023-02-04T18:49:06.289002080</dc:date>
    <meta:editing-duration>PT7M18S</meta:editing-duration>
    <meta:editing-cycles>3</meta:editing-cycles>
    <meta:generator>LibreOffice/7.3.7.2$Linux_X86_64 LibreOffice_project/30$Build-2</meta:generator>
    <meta:document-statistic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29cm" svg:height="13.516cm" xlink:href="." xlink:type="simple" chart:class="chart:scatter" chart:style-name="ch1">
        <chart:legend chart:legend-position="end" svg:x="21.362cm" svg:y="5.463cm" style:legend-expansion="high" chart:style-name="ch2"/>
        <chart:plot-area chart:style-name="ch3" chart:data-source-has-labels="both" svg:x="0.48cm" svg:y="0.27cm" svg:width="20.402cm" svg:height="12.976cm">
          <chart:coordinate-region svg:x="0.626cm" svg:y="0.469cm" svg:width="20.162cm" svg:height="12.13cm"/>
          <chart:axis chart:dimension="x" chart:name="primary-x" chart:style-name="ch4" chartooo:axis-type="auto">
            <chart:categories table:cell-range-address="local-table.$A$2:.$A$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42" chart:label-cell-address="local-table.$C$1" chart:class="chart:scatter">
            <chart:domain table:cell-range-address="local-table.$B$2:.$B$42"/>
            <chart:data-point chart:repeated="41"/>
          </chart:series>
          <chart:series chart:style-name="ch8" chart:values-cell-range-address="local-table.$D$2:.$D$42" chart:label-cell-address="local-table.$D$1" chart:class="chart:scatter">
            <chart:data-point chart:repeated="41"/>
          </chart:series>
          <chart:series chart:style-name="ch9" chart:values-cell-range-address="local-table.$E$2:.$E$42" chart:label-cell-address="local-table.$E$1" chart:class="chart:scatter">
            <chart:data-point chart:repeated="41"/>
          </chart:series>
          <chart:series chart:style-name="ch10" chart:values-cell-range-address="local-table.$F$2:.$F$42" chart:label-cell-address="local-table.$F$1" chart:class="chart:scatter">
            <chart:data-point chart:repeated="41"/>
          </chart:series>
          <chart:series chart:style-name="ch11" chart:values-cell-range-address="local-table.$G$2:.$G$42" chart:label-cell-address="local-table.$G$1" chart:class="chart:scatter"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σ = 1</text:p>
              </table:table-cell>
              <table:table-cell office:value-type="string">
                <text:p>σ = 0.5</text:p>
              </table:table-cell>
              <table:table-cell office:value-type="string">
                <text:p>σ = 0</text:p>
              </table:table-cell>
              <table:table-cell office:value-type="string">
                <text:p>σ = - 0.5</text:p>
              </table:table-cell>
              <table:table-cell office:value-type="string">
                <text:p>σ = -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7.38905609893065">
                <text:p>7.38905609893065</text:p>
              </table:table-cell>
              <table:table-cell office:value-type="float" office:value="2.71828182845904">
                <text:p>2.71828182845904</text:p>
              </table:table-cell>
              <table:table-cell office:value-type="float" office:value="1">
                <text:p>1</text:p>
              </table:table-cell>
              <table:table-cell office:value-type="float" office:value="0.367879441171442">
                <text:p>0.367879441171442</text:p>
              </table:table-cell>
              <table:table-cell office:value-type="float" office:value="0.135335283236613">
                <text:p>0.1353352832366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9">
                <text:p>-1.9</text:p>
              </table:table-cell>
              <table:table-cell office:value-type="float" office:value="6.68589444227927">
                <text:p>6.68589444227927</text:p>
              </table:table-cell>
              <table:table-cell office:value-type="float" office:value="2.58570965931585">
                <text:p>2.58570965931585</text:p>
              </table:table-cell>
              <table:table-cell office:value-type="float" office:value="1">
                <text:p>1</text:p>
              </table:table-cell>
              <table:table-cell office:value-type="float" office:value="0.386741023454501">
                <text:p>0.386741023454501</text:p>
              </table:table-cell>
              <table:table-cell office:value-type="float" office:value="0.149568619222635">
                <text:p>0.149568619222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">
                <text:p>-1.8</text:p>
              </table:table-cell>
              <table:table-cell office:value-type="float" office:value="6.04964746441295">
                <text:p>6.04964746441295</text:p>
              </table:table-cell>
              <table:table-cell office:value-type="float" office:value="2.45960311115695">
                <text:p>2.45960311115695</text:p>
              </table:table-cell>
              <table:table-cell office:value-type="float" office:value="1">
                <text:p>1</text:p>
              </table:table-cell>
              <table:table-cell office:value-type="float" office:value="0.406569659740599">
                <text:p>0.406569659740599</text:p>
              </table:table-cell>
              <table:table-cell office:value-type="float" office:value="0.165298888221587">
                <text:p>0.1652988882215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7">
                <text:p>-1.7</text:p>
              </table:table-cell>
              <table:table-cell office:value-type="float" office:value="5.4739473917272">
                <text:p>5.4739473917272</text:p>
              </table:table-cell>
              <table:table-cell office:value-type="float" office:value="2.33964685192599">
                <text:p>2.33964685192599</text:p>
              </table:table-cell>
              <table:table-cell office:value-type="float" office:value="1">
                <text:p>1</text:p>
              </table:table-cell>
              <table:table-cell office:value-type="float" office:value="0.427414931948727">
                <text:p>0.427414931948727</text:p>
              </table:table-cell>
              <table:table-cell office:value-type="float" office:value="0.182683524052735">
                <text:p>0.182683524052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6">
                <text:p>-1.6</text:p>
              </table:table-cell>
              <table:table-cell office:value-type="float" office:value="4.95303242439512">
                <text:p>4.95303242439512</text:p>
              </table:table-cell>
              <table:table-cell office:value-type="float" office:value="2.22554092849247">
                <text:p>2.22554092849247</text:p>
              </table:table-cell>
              <table:table-cell office:value-type="float" office:value="1">
                <text:p>1</text:p>
              </table:table-cell>
              <table:table-cell office:value-type="float" office:value="0.449328964117222">
                <text:p>0.449328964117222</text:p>
              </table:table-cell>
              <table:table-cell office:value-type="float" office:value="0.201896517994655">
                <text:p>0.2018965179946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5">
                <text:p>-1.5</text:p>
              </table:table-cell>
              <table:table-cell office:value-type="float" office:value="4.48168907033806">
                <text:p>4.48168907033806</text:p>
              </table:table-cell>
              <table:table-cell office:value-type="float" office:value="2.11700001661267">
                <text:p>2.11700001661267</text:p>
              </table:table-cell>
              <table:table-cell office:value-type="float" office:value="1">
                <text:p>1</text:p>
              </table:table-cell>
              <table:table-cell office:value-type="float" office:value="0.472366552741015">
                <text:p>0.472366552741015</text:p>
              </table:table-cell>
              <table:table-cell office:value-type="float" office:value="0.22313016014843">
                <text:p>0.22313016014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4">
                <text:p>-1.4</text:p>
              </table:table-cell>
              <table:table-cell office:value-type="float" office:value="4.05519996684467">
                <text:p>4.05519996684467</text:p>
              </table:table-cell>
              <table:table-cell office:value-type="float" office:value="2.01375270747048">
                <text:p>2.01375270747048</text:p>
              </table:table-cell>
              <table:table-cell office:value-type="float" office:value="1">
                <text:p>1</text:p>
              </table:table-cell>
              <table:table-cell office:value-type="float" office:value="0.49658530379141">
                <text:p>0.49658530379141</text:p>
              </table:table-cell>
              <table:table-cell office:value-type="float" office:value="0.246596963941606">
                <text:p>0.246596963941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3">
                <text:p>-1.3</text:p>
              </table:table-cell>
              <table:table-cell office:value-type="float" office:value="3.66929666761924">
                <text:p>3.66929666761924</text:p>
              </table:table-cell>
              <table:table-cell office:value-type="float" office:value="1.9155408290139">
                <text:p>1.9155408290139</text:p>
              </table:table-cell>
              <table:table-cell office:value-type="float" office:value="1">
                <text:p>1</text:p>
              </table:table-cell>
              <table:table-cell office:value-type="float" office:value="0.522045776761016">
                <text:p>0.522045776761016</text:p>
              </table:table-cell>
              <table:table-cell office:value-type="float" office:value="0.272531793034013">
                <text:p>0.2725317930340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2">
                <text:p>-1.2</text:p>
              </table:table-cell>
              <table:table-cell office:value-type="float" office:value="3.32011692273655">
                <text:p>3.32011692273655</text:p>
              </table:table-cell>
              <table:table-cell office:value-type="float" office:value="1.82211880039051">
                <text:p>1.82211880039051</text:p>
              </table:table-cell>
              <table:table-cell office:value-type="float" office:value="1">
                <text:p>1</text:p>
              </table:table-cell>
              <table:table-cell office:value-type="float" office:value="0.548811636094026">
                <text:p>0.548811636094026</text:p>
              </table:table-cell>
              <table:table-cell office:value-type="float" office:value="0.301194211912202">
                <text:p>0.3011942119122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1">
                <text:p>-1.1</text:p>
              </table:table-cell>
              <table:table-cell office:value-type="float" office:value="3.00416602394643">
                <text:p>3.00416602394643</text:p>
              </table:table-cell>
              <table:table-cell office:value-type="float" office:value="1.7332530178674">
                <text:p>1.7332530178674</text:p>
              </table:table-cell>
              <table:table-cell office:value-type="float" office:value="1">
                <text:p>1</text:p>
              </table:table-cell>
              <table:table-cell office:value-type="float" office:value="0.576949810380487">
                <text:p>0.576949810380487</text:p>
              </table:table-cell>
              <table:table-cell office:value-type="float" office:value="0.33287108369808">
                <text:p>0.33287108369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99999999999999">
                <text:p>-0.999999999999999</text:p>
              </table:table-cell>
              <table:table-cell office:value-type="float" office:value="2.71828182845904">
                <text:p>2.71828182845904</text:p>
              </table:table-cell>
              <table:table-cell office:value-type="float" office:value="1.64872127070013">
                <text:p>1.64872127070013</text:p>
              </table:table-cell>
              <table:table-cell office:value-type="float" office:value="1">
                <text:p>1</text:p>
              </table:table-cell>
              <table:table-cell office:value-type="float" office:value="0.606530659712634">
                <text:p>0.606530659712634</text:p>
              </table:table-cell>
              <table:table-cell office:value-type="float" office:value="0.367879441171443">
                <text:p>0.367879441171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9999999999999">
                <text:p>-0.899999999999999</text:p>
              </table:table-cell>
              <table:table-cell office:value-type="float" office:value="2.45960311115695">
                <text:p>2.45960311115695</text:p>
              </table:table-cell>
              <table:table-cell office:value-type="float" office:value="1.56831218549017">
                <text:p>1.56831218549017</text:p>
              </table:table-cell>
              <table:table-cell office:value-type="float" office:value="1">
                <text:p>1</text:p>
              </table:table-cell>
              <table:table-cell office:value-type="float" office:value="0.637628151621774">
                <text:p>0.637628151621774</text:p>
              </table:table-cell>
              <table:table-cell office:value-type="float" office:value="0.4065696597406">
                <text:p>0.40656965974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99999999999999">
                <text:p>-0.799999999999999</text:p>
              </table:table-cell>
              <table:table-cell office:value-type="float" office:value="2.22554092849247">
                <text:p>2.22554092849247</text:p>
              </table:table-cell>
              <table:table-cell office:value-type="float" office:value="1.49182469764127">
                <text:p>1.49182469764127</text:p>
              </table:table-cell>
              <table:table-cell office:value-type="float" office:value="1">
                <text:p>1</text:p>
              </table:table-cell>
              <table:table-cell office:value-type="float" office:value="0.67032004603564">
                <text:p>0.67032004603564</text:p>
              </table:table-cell>
              <table:table-cell office:value-type="float" office:value="0.449328964117222">
                <text:p>0.449328964117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99999999999999">
                <text:p>-0.699999999999999</text:p>
              </table:table-cell>
              <table:table-cell office:value-type="float" office:value="2.01375270747047">
                <text:p>2.01375270747047</text:p>
              </table:table-cell>
              <table:table-cell office:value-type="float" office:value="1.41906754859326">
                <text:p>1.41906754859326</text:p>
              </table:table-cell>
              <table:table-cell office:value-type="float" office:value="1">
                <text:p>1</text:p>
              </table:table-cell>
              <table:table-cell office:value-type="float" office:value="0.704688089718714">
                <text:p>0.704688089718714</text:p>
              </table:table-cell>
              <table:table-cell office:value-type="float" office:value="0.49658530379141">
                <text:p>0.49658530379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599999999999999">
                <text:p>-0.599999999999999</text:p>
              </table:table-cell>
              <table:table-cell office:value-type="float" office:value="1.82211880039051">
                <text:p>1.82211880039051</text:p>
              </table:table-cell>
              <table:table-cell office:value-type="float" office:value="1.349858807576">
                <text:p>1.349858807576</text:p>
              </table:table-cell>
              <table:table-cell office:value-type="float" office:value="1">
                <text:p>1</text:p>
              </table:table-cell>
              <table:table-cell office:value-type="float" office:value="0.740818220681718">
                <text:p>0.740818220681718</text:p>
              </table:table-cell>
              <table:table-cell office:value-type="float" office:value="0.548811636094027">
                <text:p>0.5488116360940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99999999999998">
                <text:p>-0.499999999999998</text:p>
              </table:table-cell>
              <table:table-cell office:value-type="float" office:value="1.64872127070012">
                <text:p>1.64872127070012</text:p>
              </table:table-cell>
              <table:table-cell office:value-type="float" office:value="1.28402541668774">
                <text:p>1.28402541668774</text:p>
              </table:table-cell>
              <table:table-cell office:value-type="float" office:value="1">
                <text:p>1</text:p>
              </table:table-cell>
              <table:table-cell office:value-type="float" office:value="0.778800783071406">
                <text:p>0.778800783071406</text:p>
              </table:table-cell>
              <table:table-cell office:value-type="float" office:value="0.606530659712635">
                <text:p>0.6065306597126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99999999999998">
                <text:p>-0.399999999999998</text:p>
              </table:table-cell>
              <table:table-cell office:value-type="float" office:value="1.49182469764127">
                <text:p>1.49182469764127</text:p>
              </table:table-cell>
              <table:table-cell office:value-type="float" office:value="1.22140275816017">
                <text:p>1.22140275816017</text:p>
              </table:table-cell>
              <table:table-cell office:value-type="float" office:value="1">
                <text:p>1</text:p>
              </table:table-cell>
              <table:table-cell office:value-type="float" office:value="0.818730753077983">
                <text:p>0.818730753077983</text:p>
              </table:table-cell>
              <table:table-cell office:value-type="float" office:value="0.670320046035641">
                <text:p>0.6703200460356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99999999999998">
                <text:p>-0.299999999999998</text:p>
              </table:table-cell>
              <table:table-cell office:value-type="float" office:value="1.349858807576">
                <text:p>1.349858807576</text:p>
              </table:table-cell>
              <table:table-cell office:value-type="float" office:value="1.16183424272828">
                <text:p>1.16183424272828</text:p>
              </table:table-cell>
              <table:table-cell office:value-type="float" office:value="1">
                <text:p>1</text:p>
              </table:table-cell>
              <table:table-cell office:value-type="float" office:value="0.860707976425059">
                <text:p>0.860707976425059</text:p>
              </table:table-cell>
              <table:table-cell office:value-type="float" office:value="0.740818220681719">
                <text:p>0.7408182206817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99999999999998">
                <text:p>-0.199999999999998</text:p>
              </table:table-cell>
              <table:table-cell office:value-type="float" office:value="1.22140275816017">
                <text:p>1.22140275816017</text:p>
              </table:table-cell>
              <table:table-cell office:value-type="float" office:value="1.10517091807565">
                <text:p>1.10517091807565</text:p>
              </table:table-cell>
              <table:table-cell office:value-type="float" office:value="1">
                <text:p>1</text:p>
              </table:table-cell>
              <table:table-cell office:value-type="float" office:value="0.904837418035961">
                <text:p>0.904837418035961</text:p>
              </table:table-cell>
              <table:table-cell office:value-type="float" office:value="0.818730753077984">
                <text:p>0.8187307530779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999999999999981">
                <text:p>-0.0999999999999981</text:p>
              </table:table-cell>
              <table:table-cell office:value-type="float" office:value="1.10517091807565">
                <text:p>1.10517091807565</text:p>
              </table:table-cell>
              <table:table-cell office:value-type="float" office:value="1.05127109637602">
                <text:p>1.05127109637602</text:p>
              </table:table-cell>
              <table:table-cell office:value-type="float" office:value="1">
                <text:p>1</text:p>
              </table:table-cell>
              <table:table-cell office:value-type="float" office:value="0.951229424500715">
                <text:p>0.951229424500715</text:p>
              </table:table-cell>
              <table:table-cell office:value-type="float" office:value="0.904837418035961">
                <text:p>0.904837418035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0000000000002">
                <text:p>0.100000000000002</text:p>
              </table:table-cell>
              <table:table-cell office:value-type="float" office:value="0.904837418035958">
                <text:p>0.904837418035958</text:p>
              </table:table-cell>
              <table:table-cell office:value-type="float" office:value="0.951229424500713">
                <text:p>0.951229424500713</text:p>
              </table:table-cell>
              <table:table-cell office:value-type="float" office:value="1">
                <text:p>1</text:p>
              </table:table-cell>
              <table:table-cell office:value-type="float" office:value="1.05127109637603">
                <text:p>1.05127109637603</text:p>
              </table:table-cell>
              <table:table-cell office:value-type="float" office:value="1.10517091807565">
                <text:p>1.105170918075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00000000000002">
                <text:p>0.200000000000002</text:p>
              </table:table-cell>
              <table:table-cell office:value-type="float" office:value="0.81873075307798">
                <text:p>0.81873075307798</text:p>
              </table:table-cell>
              <table:table-cell office:value-type="float" office:value="0.904837418035959">
                <text:p>0.904837418035959</text:p>
              </table:table-cell>
              <table:table-cell office:value-type="float" office:value="1">
                <text:p>1</text:p>
              </table:table-cell>
              <table:table-cell office:value-type="float" office:value="1.10517091807565">
                <text:p>1.10517091807565</text:p>
              </table:table-cell>
              <table:table-cell office:value-type="float" office:value="1.22140275816017">
                <text:p>1.221402758160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0000000000002">
                <text:p>0.300000000000002</text:p>
              </table:table-cell>
              <table:table-cell office:value-type="float" office:value="0.740818220681716">
                <text:p>0.740818220681716</text:p>
              </table:table-cell>
              <table:table-cell office:value-type="float" office:value="0.860707976425057">
                <text:p>0.860707976425057</text:p>
              </table:table-cell>
              <table:table-cell office:value-type="float" office:value="1">
                <text:p>1</text:p>
              </table:table-cell>
              <table:table-cell office:value-type="float" office:value="1.16183424272828">
                <text:p>1.16183424272828</text:p>
              </table:table-cell>
              <table:table-cell office:value-type="float" office:value="1.34985880757601">
                <text:p>1.349858807576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0000000000003">
                <text:p>0.400000000000003</text:p>
              </table:table-cell>
              <table:table-cell office:value-type="float" office:value="0.670320046035637">
                <text:p>0.670320046035637</text:p>
              </table:table-cell>
              <table:table-cell office:value-type="float" office:value="0.81873075307798">
                <text:p>0.81873075307798</text:p>
              </table:table-cell>
              <table:table-cell office:value-type="float" office:value="1">
                <text:p>1</text:p>
              </table:table-cell>
              <table:table-cell office:value-type="float" office:value="1.22140275816017">
                <text:p>1.22140275816017</text:p>
              </table:table-cell>
              <table:table-cell office:value-type="float" office:value="1.49182469764127">
                <text:p>1.491824697641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0000000000003">
                <text:p>0.500000000000003</text:p>
              </table:table-cell>
              <table:table-cell office:value-type="float" office:value="0.606530659712632">
                <text:p>0.606530659712632</text:p>
              </table:table-cell>
              <table:table-cell office:value-type="float" office:value="0.778800783071404">
                <text:p>0.778800783071404</text:p>
              </table:table-cell>
              <table:table-cell office:value-type="float" office:value="1">
                <text:p>1</text:p>
              </table:table-cell>
              <table:table-cell office:value-type="float" office:value="1.28402541668774">
                <text:p>1.28402541668774</text:p>
              </table:table-cell>
              <table:table-cell office:value-type="float" office:value="1.64872127070013">
                <text:p>1.648721270700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0000000000003">
                <text:p>0.600000000000003</text:p>
              </table:table-cell>
              <table:table-cell office:value-type="float" office:value="0.548811636094025">
                <text:p>0.548811636094025</text:p>
              </table:table-cell>
              <table:table-cell office:value-type="float" office:value="0.740818220681717">
                <text:p>0.740818220681717</text:p>
              </table:table-cell>
              <table:table-cell office:value-type="float" office:value="1">
                <text:p>1</text:p>
              </table:table-cell>
              <table:table-cell office:value-type="float" office:value="1.34985880757601">
                <text:p>1.34985880757601</text:p>
              </table:table-cell>
              <table:table-cell office:value-type="float" office:value="1.82211880039051">
                <text:p>1.822118800390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00000000000003">
                <text:p>0.700000000000003</text:p>
              </table:table-cell>
              <table:table-cell office:value-type="float" office:value="0.496585303791408">
                <text:p>0.496585303791408</text:p>
              </table:table-cell>
              <table:table-cell office:value-type="float" office:value="0.704688089718712">
                <text:p>0.704688089718712</text:p>
              </table:table-cell>
              <table:table-cell office:value-type="float" office:value="1">
                <text:p>1</text:p>
              </table:table-cell>
              <table:table-cell office:value-type="float" office:value="1.41906754859326">
                <text:p>1.41906754859326</text:p>
              </table:table-cell>
              <table:table-cell office:value-type="float" office:value="2.01375270747048">
                <text:p>2.013752707470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00000000000003">
                <text:p>0.800000000000003</text:p>
              </table:table-cell>
              <table:table-cell office:value-type="float" office:value="0.44932896411722">
                <text:p>0.44932896411722</text:p>
              </table:table-cell>
              <table:table-cell office:value-type="float" office:value="0.670320046035638">
                <text:p>0.670320046035638</text:p>
              </table:table-cell>
              <table:table-cell office:value-type="float" office:value="1">
                <text:p>1</text:p>
              </table:table-cell>
              <table:table-cell office:value-type="float" office:value="1.49182469764127">
                <text:p>1.49182469764127</text:p>
              </table:table-cell>
              <table:table-cell office:value-type="float" office:value="2.22554092849247">
                <text:p>2.225540928492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00000000000003">
                <text:p>0.900000000000003</text:p>
              </table:table-cell>
              <table:table-cell office:value-type="float" office:value="0.406569659740598">
                <text:p>0.406569659740598</text:p>
              </table:table-cell>
              <table:table-cell office:value-type="float" office:value="0.637628151621772">
                <text:p>0.637628151621772</text:p>
              </table:table-cell>
              <table:table-cell office:value-type="float" office:value="1">
                <text:p>1</text:p>
              </table:table-cell>
              <table:table-cell office:value-type="float" office:value="1.56831218549017">
                <text:p>1.56831218549017</text:p>
              </table:table-cell>
              <table:table-cell office:value-type="float" office:value="2.45960311115696">
                <text:p>2.459603111156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367879441171442">
                <text:p>0.367879441171442</text:p>
              </table:table-cell>
              <table:table-cell office:value-type="float" office:value="0.606530659712633">
                <text:p>0.606530659712633</text:p>
              </table:table-cell>
              <table:table-cell office:value-type="float" office:value="1">
                <text:p>1</text:p>
              </table:table-cell>
              <table:table-cell office:value-type="float" office:value="1.64872127070013">
                <text:p>1.64872127070013</text:p>
              </table:table-cell>
              <table:table-cell office:value-type="float" office:value="2.71828182845904">
                <text:p>2.718281828459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">
                <text:p>1.1</text:p>
              </table:table-cell>
              <table:table-cell office:value-type="float" office:value="0.33287108369808">
                <text:p>0.33287108369808</text:p>
              </table:table-cell>
              <table:table-cell office:value-type="float" office:value="0.576949810380487">
                <text:p>0.576949810380487</text:p>
              </table:table-cell>
              <table:table-cell office:value-type="float" office:value="1">
                <text:p>1</text:p>
              </table:table-cell>
              <table:table-cell office:value-type="float" office:value="1.7332530178674">
                <text:p>1.7332530178674</text:p>
              </table:table-cell>
              <table:table-cell office:value-type="float" office:value="3.00416602394643">
                <text:p>3.004166023946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">
                <text:p>1.2</text:p>
              </table:table-cell>
              <table:table-cell office:value-type="float" office:value="0.301194211912202">
                <text:p>0.301194211912202</text:p>
              </table:table-cell>
              <table:table-cell office:value-type="float" office:value="0.548811636094026">
                <text:p>0.548811636094026</text:p>
              </table:table-cell>
              <table:table-cell office:value-type="float" office:value="1">
                <text:p>1</text:p>
              </table:table-cell>
              <table:table-cell office:value-type="float" office:value="1.82211880039051">
                <text:p>1.82211880039051</text:p>
              </table:table-cell>
              <table:table-cell office:value-type="float" office:value="3.32011692273655">
                <text:p>3.320116922736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">
                <text:p>1.3</text:p>
              </table:table-cell>
              <table:table-cell office:value-type="float" office:value="0.272531793034013">
                <text:p>0.272531793034013</text:p>
              </table:table-cell>
              <table:table-cell office:value-type="float" office:value="0.522045776761016">
                <text:p>0.522045776761016</text:p>
              </table:table-cell>
              <table:table-cell office:value-type="float" office:value="1">
                <text:p>1</text:p>
              </table:table-cell>
              <table:table-cell office:value-type="float" office:value="1.9155408290139">
                <text:p>1.9155408290139</text:p>
              </table:table-cell>
              <table:table-cell office:value-type="float" office:value="3.66929666761924">
                <text:p>3.669296667619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">
                <text:p>1.4</text:p>
              </table:table-cell>
              <table:table-cell office:value-type="float" office:value="0.246596963941606">
                <text:p>0.246596963941606</text:p>
              </table:table-cell>
              <table:table-cell office:value-type="float" office:value="0.49658530379141">
                <text:p>0.49658530379141</text:p>
              </table:table-cell>
              <table:table-cell office:value-type="float" office:value="1">
                <text:p>1</text:p>
              </table:table-cell>
              <table:table-cell office:value-type="float" office:value="2.01375270747048">
                <text:p>2.01375270747048</text:p>
              </table:table-cell>
              <table:table-cell office:value-type="float" office:value="4.05519996684467">
                <text:p>4.055199966844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">
                <text:p>1.5</text:p>
              </table:table-cell>
              <table:table-cell office:value-type="float" office:value="0.22313016014843">
                <text:p>0.22313016014843</text:p>
              </table:table-cell>
              <table:table-cell office:value-type="float" office:value="0.472366552741015">
                <text:p>0.472366552741015</text:p>
              </table:table-cell>
              <table:table-cell office:value-type="float" office:value="1">
                <text:p>1</text:p>
              </table:table-cell>
              <table:table-cell office:value-type="float" office:value="2.11700001661267">
                <text:p>2.11700001661267</text:p>
              </table:table-cell>
              <table:table-cell office:value-type="float" office:value="4.48168907033806">
                <text:p>4.481689070338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">
                <text:p>1.6</text:p>
              </table:table-cell>
              <table:table-cell office:value-type="float" office:value="0.201896517994655">
                <text:p>0.201896517994655</text:p>
              </table:table-cell>
              <table:table-cell office:value-type="float" office:value="0.449328964117222">
                <text:p>0.449328964117222</text:p>
              </table:table-cell>
              <table:table-cell office:value-type="float" office:value="1">
                <text:p>1</text:p>
              </table:table-cell>
              <table:table-cell office:value-type="float" office:value="2.22554092849247">
                <text:p>2.22554092849247</text:p>
              </table:table-cell>
              <table:table-cell office:value-type="float" office:value="4.95303242439512">
                <text:p>4.953032424395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">
                <text:p>1.7</text:p>
              </table:table-cell>
              <table:table-cell office:value-type="float" office:value="0.182683524052735">
                <text:p>0.182683524052735</text:p>
              </table:table-cell>
              <table:table-cell office:value-type="float" office:value="0.427414931948727">
                <text:p>0.427414931948727</text:p>
              </table:table-cell>
              <table:table-cell office:value-type="float" office:value="1">
                <text:p>1</text:p>
              </table:table-cell>
              <table:table-cell office:value-type="float" office:value="2.33964685192599">
                <text:p>2.33964685192599</text:p>
              </table:table-cell>
              <table:table-cell office:value-type="float" office:value="5.4739473917272">
                <text:p>5.47394739172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">
                <text:p>1.8</text:p>
              </table:table-cell>
              <table:table-cell office:value-type="float" office:value="0.165298888221587">
                <text:p>0.165298888221587</text:p>
              </table:table-cell>
              <table:table-cell office:value-type="float" office:value="0.406569659740599">
                <text:p>0.406569659740599</text:p>
              </table:table-cell>
              <table:table-cell office:value-type="float" office:value="1">
                <text:p>1</text:p>
              </table:table-cell>
              <table:table-cell office:value-type="float" office:value="2.45960311115695">
                <text:p>2.45960311115695</text:p>
              </table:table-cell>
              <table:table-cell office:value-type="float" office:value="6.04964746441295">
                <text:p>6.049647464412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">
                <text:p>1.9</text:p>
              </table:table-cell>
              <table:table-cell office:value-type="float" office:value="0.149568619222635">
                <text:p>0.149568619222635</text:p>
              </table:table-cell>
              <table:table-cell office:value-type="float" office:value="0.386741023454501">
                <text:p>0.386741023454501</text:p>
              </table:table-cell>
              <table:table-cell office:value-type="float" office:value="1">
                <text:p>1</text:p>
              </table:table-cell>
              <table:table-cell office:value-type="float" office:value="2.58570965931585">
                <text:p>2.58570965931585</text:p>
              </table:table-cell>
              <table:table-cell office:value-type="float" office:value="6.68589444227927">
                <text:p>6.685894442279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.135335283236613">
                <text:p>0.135335283236613</text:p>
              </table:table-cell>
              <table:table-cell office:value-type="float" office:value="0.367879441171442">
                <text:p>0.367879441171442</text:p>
              </table:table-cell>
              <table:table-cell office:value-type="float" office:value="1">
                <text:p>1</text:p>
              </table:table-cell>
              <table:table-cell office:value-type="float" office:value="2.71828182845904">
                <text:p>2.71828182845904</text:p>
              </table:table-cell>
              <table:table-cell office:value-type="float" office:value="7.38905609893065">
                <text:p>7.389056098930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